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99ae" officeooo:paragraph-rsid="000099ae"/>
    </style:style>
    <style:style style:name="P2" style:family="paragraph" style:parent-style-name="Text_20_body" style:list-style-name="L1">
      <style:text-properties officeooo:rsid="000099ae" officeooo:paragraph-rsid="000099ae"/>
    </style:style>
    <style:style style:name="P3" style:family="paragraph" style:parent-style-name="Text_20_body" style:list-style-name="L2">
      <style:text-properties officeooo:rsid="000099ae" officeooo:paragraph-rsid="000099ae"/>
    </style:style>
    <style:style style:name="P4" style:family="paragraph" style:parent-style-name="Text_20_body">
      <style:text-properties officeooo:paragraph-rsid="00043929"/>
    </style:style>
    <style:style style:name="P5" style:family="paragraph" style:parent-style-name="Heading_20_1">
      <style:text-properties officeooo:rsid="000099ae" officeooo:paragraph-rsid="000099ae"/>
    </style:style>
    <style:style style:name="P6" style:family="paragraph" style:parent-style-name="Heading_20_1">
      <style:text-properties officeooo:rsid="000099ae" officeooo:paragraph-rsid="00043929"/>
    </style:style>
    <style:style style:name="P7" style:family="paragraph" style:parent-style-name="Heading_20_2">
      <style:text-properties officeooo:rsid="00043929" officeooo:paragraph-rsid="00043929"/>
    </style:style>
    <style:style style:name="T1" style:family="text">
      <style:text-properties officeooo:rsid="0001d11c"/>
    </style:style>
    <style:style style:name="T2" style:family="text">
      <style:text-properties officeooo:rsid="000439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ameplay</text:h>
      <text:p text:style-name="P1">Take the antidote to the virus, without harming the host.</text:p>
      <text:h text:style-name="Heading_20_1" text:outline-level="1"/>
      <text:h text:style-name="Heading_20_3" text:outline-level="3">Ending the game</text:h>
      <text:p text:style-name="P1">The Game ends when any of these conditions are met:</text:p>
      <text:list xml:id="list911450960" text:style-name="L2">
        <text:list-item>
          <text:p text:style-name="P3">All the virus is destroyed<text:tab/>→ win</text:p>
        </text:list-item>
        <text:list-item>
          <text:p text:style-name="P3">Timer runs out<text:tab/><text:tab/>→ lose</text:p>
        </text:list-item>
        <text:list-item>
          <text:p text:style-name="P3">The host is too damaged<text:tab/>→ lose</text:p>
        </text:list-item>
      </text:list>
      <text:h text:style-name="Heading_20_3" text:outline-level="3">Scoring</text:h>
      <text:p text:style-name="P1">3 main factors involved in calculating score</text:p>
      <text:list xml:id="list810819238" text:style-name="L1">
        <text:list-item>
          <text:p text:style-name="P2">Time</text:p>
        </text:list-item>
        <text:list-item>
          <text:p text:style-name="P2">Damage to host</text:p>
        </text:list-item>
        <text:list-item>
          <text:p text:style-name="P2">virus destroyed</text:p>
        </text:list-item>
      </text:list>
      <text:p text:style-name="P1">Score <text:span text:style-name="T1">= time remaining (secs) + host life remaining + virus destroyed percentage</text:span></text:p>
      <text:p text:style-name="P1"/>
      <text:h text:style-name="P6" text:outline-level="1">Graphics</text:h>
      <text:h text:style-name="P7" text:outline-level="2">Reference Art</text:h>
      <text:p text:style-name="P4"><text:a xlink:type="simple" xlink:href="https://webmail.guild.bham.ac.uk/owa/redir.aspx?REF=PK_xP-x98qlqBsmaPUHLn4VZJSIeVJoQgjrjfYolSAgHqSCeSoXWCAFodHRwczovL3d3dy5nb29nbGUuY29tL2ltZ3Jlcz9pbWd1cmw9aHR0cHM6Ly9sb25naXR1ZGVwcml6ZS5vcmcvc2l0ZXMvbG9uZ2l0dWRlL2ZpbGVzL3N0eWxlcy9ncmlkLTktbW9iaWxlL3B1YmxpYy9jb250ZW50L2Jsb2cvaW1hZ2VzLzIwMTctMDQtMTAveFRlbixQMjBNb3N0LFAyMERhbmdlcm91cy5qcGcscWl0b2slM0RmeXRGX05RbSxhdGltZXN0YW1wJTNEMTQ5MTg0MTc0NS5wYWdlc3BlZWQuaWMudEpMcmpfcmxhRy5qcGcmaW1ncmVmdXJsPWh0dHBzOi8vbG9uZ2l0dWRlcHJpemUub3JnL2Jsb2ctcG9zdC8xMC1tb3N0LWRhbmdlcm91cy1hbnRpYmlvdGljLXJlc2lzdGFudC1iYWN0ZXJpYSZ0Ym5pZD1Wc0UxckJfRXlNSzFhTSZ2ZXQ9MSZkb2NpZD1KbHIzMXBjRHJXRHE3TSZ3PTYwNCZoPTM0MCZobD1lbi1HQg.." office:target-frame-name="_blank" xlink:show="new" text:style-name="Internet_20_link" text:visited-style-name="Visited_20_Internet_20_Link">https://www.google.com/imgres?imgurl=https://longitudeprize.org/sites/longitude/files/styles/grid-9-mobile/public/content/blog/images/2017-04-10/xTen,P20Most,P20Dangerous.jpg,qitok%3DfytF_NQm,atimestamp%3D1491841745.pagespeed.ic.tJLrj_rlaG.jpg&amp;imgrefurl=https://longitudeprize.org/blog-post/10-most-dangerous-antibiotic-resistant-bacteria&amp;tbnid=VsE1rB_EyMK1aM&amp;vet=1&amp;docid=Jlr31pcDrWDq7M&amp;w=604&amp;h=340&amp;hl=en-GB</text:a> </text:p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26:42.762000000</meta:creation-date>
    <dc:date>2019-01-28T19:12:27.621000000</dc:date>
    <meta:editing-duration>PT1H25M23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6" meta:word-count="80" meta:character-count="814" meta:non-whitespace-character-count="754"/>
  </office:meta>
</office:document-meta>
</file>